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/>
    <style:font-face style:name="Courier New" svg:font-family="'Courier New'" style:font-adornments="Normalny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.199cm" fo:margin-bottom="0cm"/>
      <style:text-properties fo:background-color="transparent"/>
    </style:style>
    <style:style style:name="P2" style:family="paragraph" style:parent-style-name="Heading_20_1">
      <style:paragraph-properties fo:margin-top="0.199cm" fo:margin-bottom="0cm"/>
      <style:text-properties fo:background-color="transparent" style:font-name-asian="Arial" style:font-weight-asian="bold" style:font-name-complex="Arial" style:font-weight-complex="bold"/>
    </style:style>
    <style:style style:name="P3" style:family="paragraph" style:parent-style-name="Heading_20_3">
      <style:paragraph-properties fo:margin-top="0.199cm" fo:margin-bottom="0cm"/>
      <style:text-properties fo:background-color="transparent"/>
    </style:style>
    <style:style style:name="P4" style:family="paragraph" style:parent-style-name="Heading_20_3">
      <style:paragraph-properties fo:margin-top="0.199cm" fo:margin-bottom="0cm" fo:text-align="start" style:justify-single-word="false"/>
      <style:text-properties fo:color="#000000" fo:background-color="transparent"/>
    </style:style>
    <style:style style:name="P5" style:family="paragraph" style:parent-style-name="Standard">
      <style:paragraph-properties fo:margin-top="0.199cm" fo:margin-bottom="0cm"/>
      <style:text-properties fo:background-color="transparent"/>
    </style:style>
    <style:style style:name="P6" style:family="paragraph" style:parent-style-name="Standard" style:list-style-name="L1">
      <style:paragraph-properties fo:margin-top="0.199cm" fo:margin-bottom="0cm"/>
      <style:text-properties fo:background-color="transparent"/>
    </style:style>
    <style:style style:name="P7" style:family="paragraph" style:parent-style-name="Standard" style:list-style-name="L2">
      <style:paragraph-properties fo:margin-top="0.199cm" fo:margin-bottom="0cm"/>
      <style:text-properties fo:background-color="transparent"/>
    </style:style>
    <style:style style:name="P8" style:family="paragraph" style:parent-style-name="Standard" style:list-style-name="L1">
      <style:paragraph-properties fo:margin-top="0.199cm" fo:margin-bottom="0cm"/>
      <style:text-properties fo:background-color="transparent"/>
    </style:style>
    <style:style style:name="P9" style:family="paragraph" style:parent-style-name="Standard" style:list-style-name="L1">
      <style:paragraph-properties fo:margin-top="0.199cm" fo:margin-bottom="0cm"/>
      <style:text-properties fo:background-color="transparent"/>
    </style:style>
    <style:style style:name="P10" style:family="paragraph" style:parent-style-name="Standard" style:list-style-name="L1">
      <style:paragraph-properties fo:margin-top="0.199cm" fo:margin-bottom="0cm"/>
      <style:text-properties fo:background-color="transparent"/>
    </style:style>
    <style:style style:name="P11" style:family="paragraph" style:parent-style-name="Standard" style:list-style-name="L2">
      <style:paragraph-properties fo:margin-top="0.199cm" fo:margin-bottom="0cm"/>
      <style:text-properties fo:background-color="transparent"/>
    </style:style>
    <style:style style:name="P12" style:family="paragraph" style:parent-style-name="Standard" style:list-style-name="L2">
      <style:paragraph-properties fo:margin-top="0.199cm" fo:margin-bottom="0cm"/>
      <style:text-properties fo:background-color="transparent"/>
    </style:style>
    <style:style style:name="P13" style:family="paragraph" style:parent-style-name="Heading_20_2">
      <style:paragraph-properties fo:margin-top="0.199cm" fo:margin-bottom="0cm"/>
      <style:text-properties fo:background-color="transparent"/>
    </style:style>
    <style:style style:name="T1" style:family="text">
      <style:text-properties style:font-name="Bitstream Vera Sans"/>
    </style:style>
    <style:style style:name="T2" style:family="text">
      <style:text-properties fo:font-style="normal"/>
    </style:style>
    <style:style style:name="T3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UTOR&gt;&gt;</text:p>
      <text:p text:style-name="P1">François Déchelle, Eric Viara</text:p>
      <text:p text:style-name="P1">&lt;&lt;/AUTOR&gt;&gt;</text:p>
      <text:p text:style-name="P1">&lt;&lt;TITRE&gt;&gt;</text:p>
      <text:h text:style-name="P2" text:outline-level="1">EyeDB, une base de donnée objet pour Linux</text:h>
      <text:p text:style-name="P1">&lt;&lt;/TYTUL&gt;&gt;</text:p>
      <text:p text:style-name="P1">&lt;&lt;LEAD&gt;&gt;</text:p>
      <text:p text:style-name="P1">Introduction <text:span text:style-name="T1">à</text:span> votre article</text:p>
      <text:p text:style-name="P1">&lt;&lt;/LEAD&gt;&gt;</text:p>
      <text:p text:style-name="P1">&lt;&lt;RAMKA&gt;&gt;</text:p>
      <text:h text:style-name="P3" text:outline-level="3">Cet article explique...</text:h>
      <text:list text:style-name="L1">
        <text:list-item>
          <text:p text:style-name="P6"><text:tab/>Ce que sont les bases de données objets,</text:p>
        </text:list-item>
        <text:list-item>
          <text:p text:style-name="P6"><text:tab/>Comment compiler et installer EyeDB,</text:p>
        </text:list-item>
        <text:list-item>
          <text:p text:style-name="P6"><text:tab/>Comment créer et utiliser une base EyeDB,</text:p>
        </text:list-item>
        <text:list-item>
          <text:p text:style-name="P6"><text:tab/>Comment développer avec EyeDB en Java ou en C++.</text:p>
        </text:list-item>
      </text:list>
      <text:h text:style-name="P3" text:outline-level="3">Ce qu'il faut savoir...</text:h>
      <text:list text:style-name="L2">
        <text:list-item>
          <text:p text:style-name="P7"><text:tab/>Des connaissances minimales en bases de données,</text:p>
        </text:list-item>
        <text:list-item>
          <text:p text:style-name="P7"><text:tab/>Les principes de base de la conception objet (héritage, relations, polymorphisme...).</text:p>
        </text:list-item>
        <text:list-item>
          <text:p text:style-name="P7"><text:tab/>Compiler et installer un logiciel fourni sous forme de code source.</text:p>
        </text:list-item>
      </text:list>
      <text:p text:style-name="P1">&lt;&lt;/RAMKA&gt;&gt;</text:p>
      <text:p text:style-name="P1">&lt;&lt;RAMKA&gt;&gt;</text:p>
      <text:h text:style-name="P4" text:outline-level="3">À propos des auteurs</text:h>
      <text:p text:style-name="Standard">...</text:p>
      <text:p text:style-name="Standard"><text:span text:style-name="T3">&lt;&lt;/RAMKA&gt;&gt;</text:span></text:p>
      <text:p text:style-name="Standard"><text:span text:style-name="T3">L'article fera environ 9 pages, incluant des listings et un schéma UML.</text:span></text:p>
      <text:h text:style-name="P13" text:outline-level="2">Qu'est-ce qu'une base de données objet ?</text:h>
      <text:p text:style-name="P1">((Cette section fera environ 1 page))</text:p>
      <text:h text:style-name="Heading_20_3" text:outline-level="3">Bases de données relationnelles, mapping objet/relationnel, bases objets...</text:h>
      <text:p text:style-name="Standard">Nous expliquerons ici les différences entre les bases de données relationnelles (MySQL, Postgresql), les frameworks de mapping objet/relationnel (Hibernate) et les bases de données objet proprement dites.</text:p>
      <text:h text:style-name="Heading_20_3" text:outline-level="3">Les projets similaires</text:h>
      <text:p text:style-name="Standard">Nous présenterons quelques projets similaires (db4o, ZODB, Orient).</text:p>
      <text:h text:style-name="Heading_20_2" text:outline-level="2"><text:soft-page-break/>L'architecture de EyeDB</text:h>
      <text:p text:style-name="P1">((Cette section fera environ 1 page))</text:p>
      <text:p text:style-name="Standard">Nous détaillerons l'architecture de EyeDB : client serveur, transactionnel, les langages ODL et OQL, les bindings langages, les bindings existants: Java, C++.</text:p>
      <text:h text:style-name="Heading_20_2" text:outline-level="2">Compiler et installer EyeDB</text:h>
      <text:p text:style-name="P1">((Cette section fera environ 1 page))</text:p>
      <text:h text:style-name="Heading_20_3" text:outline-level="3">Compiler EyeDB sur Linux</text:h>
      <text:p text:style-name="Standard">Nous expliquerons comment compiler EyeDB à partir des sources, en détaillant les logiciels prérequis.</text:p>
      <text:h text:style-name="Heading_20_3" text:outline-level="3">Installer et configurer EyeDB</text:h>
      <text:p text:style-name="Standard">Nous expliquerons comment installer EyeDB, le configurer, démarrer et arrêter le serveur.</text:p>
      <text:h text:style-name="Heading_20_2" text:outline-level="2">Définir un schéma de données avec ODL</text:h>
      <text:p text:style-name="P1">((Cette section fera environ 2 pages, incluant un schéma et un listing du code ODL))</text:p>
      <text:p text:style-name="Standard">A partir d'un exemple simple présenté sous forme de schéma UML, nous présenterons comment définir le schéma d'une base objet avec le langage ODL et comment créer la base associée.</text:p>
      <text:h text:style-name="Heading_20_2" text:outline-level="2">Créer des objets avec OQL</text:h>
      <text:p text:style-name="P1">((Cette section fera environ 1/2 page, incluant des listings de code OQL))</text:p>
      <text:p text:style-name="Standard">Nous expliquerons comment créer des objets avec le langage OQL et sauvegarder ces objets dans la base créée.</text:p>
      <text:h text:style-name="Heading_20_2" text:outline-level="2">Rechercher et modifier des objets avec OQL</text:h>
      <text:p text:style-name="P1">((Cette section fera environ 1/2 page, incluant des listings de code OQL))</text:p>
      <text:p text:style-name="Standard">Nous donnerons des exemples de requêtes OQL pour rechercher des objets, les afficher et les modifier.</text:p>
      <text:h text:style-name="Heading_20_2" text:outline-level="2">Développer en Java avec EyeDB</text:h>
      <text:p text:style-name="P1">((Cette section fera environ 1 page 1/2, incluant des listings de code JAVA))</text:p>
      <text:p text:style-name="Standard">Nous présenterons le binding Java pour EyeDB et donnerons un aperçu du développement d'une application JAVA utilisant EyeDB pour stocker ses objets.</text:p>
      <text:h text:style-name="Heading_20_2" text:outline-level="2">Développer en C++ avec EyeDB</text:h>
      <text:p text:style-name="P1">((Cette section fera environ 1 page, incluant des listings de code C++))</text:p>
      <text:p text:style-name="P1"><text:span text:style-name="T2">Nous présenterons brièvement le binding C++ pour EyeDB et donnerons un aperçu du développement d'une application C++ utilisant EyeDB pour stocker ses obj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/>
    <style:font-face style:name="Courier New" svg:font-family="'Courier New'" style:font-adornments="Normalny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Nimbus Roman No9 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6pt" fo:font-weight="bold" style:font-name-asian="Times New Roman" style:font-size-asian="16pt" style:font-size-complex="16pt"/>
    </style:style>
    <style:style style:name="Heading_20_2" style:display-name="Heading 2" style:family="paragraph" style:parent-style-name="Title" style:next-style-name="Standard" style:class="text" style:default-outline-level="2">
      <style:text-properties fo:font-style="italic" fo:font-weight="bold" style:font-name-asian="Times New Roman"/>
    </style:style>
    <style:style style:name="Heading_20_3" style:display-name="Heading 3" style:family="paragraph" style:parent-style-name="Header" style:next-style-name="Standard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Standard" style:class="text" style:default-outline-level="4">
      <style:text-properties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imes New Roman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RTF_5f_Num_20_4_20_1" style:display-name="RTF_Num 4 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2" style:display-name="RTF_Num 4 2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3" style:display-name="RTF_Num 4 3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4" style:display-name="RTF_Num 4 4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5" style:display-name="RTF_Num 4 5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6" style:display-name="RTF_Num 4 6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7" style:display-name="RTF_Num 4 7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8" style:display-name="RTF_Num 4 8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9" style:display-name="RTF_Num 4 9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TF_5f_Num_20_4_20_10" style:display-name="RTF_Num 4 10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sting" style:family="text">
      <style:text-properties style:font-name="Courier New" style:text-underline-style="solid" style:text-underline-width="auto" style:text-underline-color="font-color"/>
    </style:style>
    <style:style style:name="WW-Domyślna_20_czcionka_20_akapitu" style:display-name="WW-Domyślna czcionka akapitu" style:family="text"/>
    <style:style style:name="kod" style:family="text" style:parent-style-name="WW-Domyślna_20_czcionka_20_akapitu">
      <style:text-properties style:font-name="Courier New1"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4" style:display-name="RTF_Num 4">
      <text:list-level-style-bullet text:level="1" text:style-name="RTF_5f_Num_20_4_20_1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RTF_5f_Num_20_4_20_2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RTF_5f_Num_20_4_20_3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RTF_5f_Num_20_4_20_4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RTF_5f_Num_20_4_20_5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RTF_5f_Num_20_4_20_6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RTF_5f_Num_20_4_20_7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RTF_5f_Num_20_4_20_8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RTF_5f_Num_20_4_20_9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RTF_5f_Num_20_4_20_10" style:num-suffix=".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3-07-02T21:46:53</meta:creation-date>
    <dc:creator>François Déchelle</dc:creator>
    <dc:date>2007-12-13T18:50:34</dc:date>
    <meta:print-date>2003-07-10T16:14:58</meta:print-date>
    <meta:editing-cycles>206</meta:editing-cycles>
    <meta:editing-duration>PT9H33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447" meta:character-count="2909"/>
  </office:meta>
</office:document-meta>
</file>